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3.995cm"/>
    </style:style>
    <style:style style:name="co3" style:family="table-column">
      <style:table-column-properties fo:break-before="auto" style:column-width="16.88cm"/>
    </style:style>
    <style:style style:name="co4" style:family="table-column">
      <style:table-column-properties fo:break-before="auto" style:column-width="2.258cm"/>
    </style:style>
    <style:style style:name="co5" style:family="table-column">
      <style:table-column-properties fo:break-before="auto" style:column-width="7.726cm"/>
    </style:style>
    <style:style style:name="co6" style:family="table-column">
      <style:table-column-properties fo:break-before="auto" style:column-width="1.296cm"/>
    </style:style>
    <style:style style:name="co7" style:family="table-column">
      <style:table-column-properties fo:break-before="auto" style:column-width="17.912cm"/>
    </style:style>
    <style:style style:name="co8" style:family="table-column">
      <style:table-column-properties fo:break-before="auto" style:column-width="2.937cm"/>
    </style:style>
    <style:style style:name="co9" style:family="table-column">
      <style:table-column-properties fo:break-before="auto" style:column-width="7.17cm"/>
    </style:style>
    <style:style style:name="co10" style:family="table-column">
      <style:table-column-properties fo:break-before="auto" style:column-width="1.508cm"/>
    </style:style>
    <style:style style:name="co11" style:family="table-column">
      <style:table-column-properties fo:break-before="auto" style:column-width="10.504cm"/>
    </style:style>
    <style:style style:name="co12" style:family="table-column">
      <style:table-column-properties fo:break-before="auto" style:column-width="7.779cm"/>
    </style:style>
    <style:style style:name="co13" style:family="table-column">
      <style:table-column-properties fo:break-before="auto" style:column-width="12.462cm"/>
    </style:style>
    <style:style style:name="co14" style:family="table-column">
      <style:table-column-properties fo:break-before="auto" style:column-width="8.017cm"/>
    </style:style>
    <style:style style:name="co15" style:family="table-column">
      <style:table-column-properties fo:break-before="auto" style:column-width="14.817cm"/>
    </style:style>
    <style:style style:name="co16" style:family="table-column">
      <style:table-column-properties fo:break-before="auto" style:column-width="2.619cm"/>
    </style:style>
    <style:style style:name="co17" style:family="table-column">
      <style:table-column-properties fo:break-before="auto" style:column-width="7.99cm"/>
    </style:style>
    <style:style style:name="co18" style:family="table-column">
      <style:table-column-properties fo:break-before="auto" style:column-width="1.667cm"/>
    </style:style>
    <style:style style:name="co19" style:family="table-column">
      <style:table-column-properties fo:break-before="auto" style:column-width="12.25cm"/>
    </style:style>
    <style:style style:name="co20" style:family="table-column">
      <style:table-column-properties fo:break-before="auto" style:column-width="6.932cm"/>
    </style:style>
    <style:style style:name="co21" style:family="table-column">
      <style:table-column-properties fo:break-before="auto" style:column-width="1.773cm"/>
    </style:style>
    <style:style style:name="co22" style:family="table-column">
      <style:table-column-properties fo:break-before="auto" style:column-width="8.731cm"/>
    </style:style>
    <style:style style:name="co23" style:family="table-column">
      <style:table-column-properties fo:break-before="auto" style:column-width="8.784cm"/>
    </style:style>
    <style:style style:name="co24" style:family="table-column">
      <style:table-column-properties fo:break-before="auto" style:column-width="1.931cm"/>
    </style:style>
    <style:style style:name="co25" style:family="table-column">
      <style:table-column-properties fo:break-before="auto" style:column-width="8.89cm"/>
    </style:style>
    <style:style style:name="co26" style:family="table-column">
      <style:table-column-properties fo:break-before="auto" style:column-width="6.297cm"/>
    </style:style>
    <style:style style:name="co27" style:family="table-column">
      <style:table-column-properties fo:break-before="auto" style:column-width="1.852cm"/>
    </style:style>
    <style:style style:name="co28" style:family="table-column">
      <style:table-column-properties fo:break-before="auto" style:column-width="12.991cm"/>
    </style:style>
    <style:style style:name="co29" style:family="table-column">
      <style:table-column-properties fo:break-before="auto" style:column-width="7.514cm"/>
    </style:style>
    <style:style style:name="co30" style:family="table-column">
      <style:table-column-properties fo:break-before="auto" style:column-width="2.355cm"/>
    </style:style>
    <style:style style:name="co31" style:family="table-column">
      <style:table-column-properties fo:break-before="auto" style:column-width="10.054cm"/>
    </style:style>
    <style:style style:name="co32" style:family="table-column">
      <style:table-column-properties fo:break-before="auto" style:column-width="8.811cm"/>
    </style:style>
    <style:style style:name="co33" style:family="table-column">
      <style:table-column-properties fo:break-before="auto" style:column-width="3.863cm"/>
    </style:style>
    <style:style style:name="co34" style:family="table-column">
      <style:table-column-properties fo:break-before="auto" style:column-width="8.467cm"/>
    </style:style>
    <style:style style:name="co35" style:family="table-column">
      <style:table-column-properties fo:break-before="auto" style:column-width="8.149cm"/>
    </style:style>
    <style:style style:name="co36" style:family="table-column">
      <style:table-column-properties fo:break-before="auto" style:column-width="8.943cm"/>
    </style:style>
    <style:style style:name="co37" style:family="table-column">
      <style:table-column-properties fo:break-before="auto" style:column-width="8.705cm"/>
    </style:style>
    <style:style style:name="ro1" style:family="table-row">
      <style:table-row-properties style:row-height="0.556cm" fo:break-before="auto" style:use-optimal-row-height="false"/>
    </style:style>
    <style:style style:name="ro2" style:family="table-row">
      <style:table-row-properties style:row-height="0.55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15cm" fo:break-before="auto" style:use-optimal-row-height="false"/>
    </style:style>
    <style:style style:name="ta1" style:family="table" style:master-page-name="PageStyle_5f_Main_20_Form">
      <style:table-properties table:display="true" style:writing-mode="lr-tb"/>
    </style:style>
    <style:style style:name="ta2" style:family="table" style:master-page-name="PageStyle_5f_Messic_20_Monitor">
      <style:table-properties table:display="true" style:writing-mode="lr-tb"/>
    </style:style>
    <style:style style:name="ta3" style:family="table" style:master-page-name="PageStyle_5f_First_20_Launch">
      <style:table-properties table:display="true" style:writing-mode="lr-tb"/>
    </style:style>
    <style:style style:name="ta4" style:family="table" style:master-page-name="PageStyle_5f_Login">
      <style:table-properties table:display="true" style:writing-mode="lr-tb"/>
    </style:style>
    <style:style style:name="ta5" style:family="table" style:master-page-name="PageStyle_5f_new_20_user">
      <style:table-properties table:display="true" style:writing-mode="lr-tb"/>
    </style:style>
    <style:style style:name="ta6" style:family="table" style:master-page-name="PageStyle_5f_Upload_20_Album">
      <style:table-properties table:display="true" style:writing-mode="lr-tb"/>
    </style:style>
    <style:style style:name="ta7" style:family="table" style:master-page-name="PageStyle_5f_Explore_20_Albums">
      <style:table-properties table:display="true" style:writing-mode="lr-tb"/>
    </style:style>
    <style:style style:name="ta8" style:family="table" style:master-page-name="PageStyle_5f_Playlists">
      <style:table-properties table:display="true" style:writing-mode="lr-tb"/>
    </style:style>
    <style:style style:name="ta9" style:family="table" style:master-page-name="PageStyle_5f_Album_20_Info">
      <style:table-properties table:display="true" style:writing-mode="lr-tb"/>
    </style:style>
    <style:style style:name="ta10" style:family="table" style:master-page-name="PageStyle_5f_Author_20_Info">
      <style:table-properties table:display="true" style:writing-mode="lr-tb"/>
    </style:style>
    <style:style style:name="ta11" style:family="table" style:master-page-name="PageStyle_5f_DLNA">
      <style:table-properties table:display="true" style:writing-mode="lr-tb"/>
    </style:style>
    <style:style style:name="ta12" style:family="table" style:master-page-name="PageStyle_5f_Rate">
      <style:table-properties table:display="true" style:writing-mode="lr-tb"/>
    </style:style>
    <style:style style:name="ta13" style:family="table" style:master-page-name="PageStyle_5f_settings_20_page">
      <style:table-properties table:display="true" style:writing-mode="lr-tb"/>
    </style:style>
    <style:style style:name="ta14" style:family="table" style:master-page-name="PageStyle_5f_about_20_page">
      <style:table-properties table:display="true" style:writing-mode="lr-tb"/>
    </style:style>
    <style:style style:name="ta15" style:family="table" style:master-page-name="PageStyle_5f_Other">
      <style:table-properties table:display="true" style:writing-mode="lr-tb"/>
    </style:style>
    <style:style style:name="ce1" style:family="table-cell" style:parent-style-name="Default">
      <style:table-cell-properties fo:background-color="#f1c232" style:text-align-source="fix" style:repeat-content="false" style:vertical-align="bottom"/>
      <style:paragraph-properties fo:text-align="end"/>
      <style:text-properties fo:color="#000000"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999999" style:text-align-source="fix" style:repeat-content="false" style:vertical-align="bottom"/>
      <style:paragraph-properties fo:text-align="end"/>
      <style:text-properties fo:color="#ffffff"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1c232"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999999" style:vertical-align="bottom"/>
      <style:text-properties fo:color="#ffffff"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6d9eeb" style:vertical-align="bottom"/>
      <style:text-properties fo:color="#ffffff"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b7b7b7" style:text-align-source="fix" style:repeat-content="false" style:vertical-align="bottom"/>
      <style:paragraph-properties fo:text-align="end"/>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cccccc"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2.96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1.77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38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0.9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75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4.54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2.17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4.14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5.72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566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4.93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356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4.292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10.466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11.256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in-height="10.071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in-height="10.861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in-height="5.331cm" fo:padding-top="0.1cm" fo:padding-bottom="0.1cm" fo:padding-left="0.1cm" fo:padding-right="0.1cm" draw:shadow="hidden" draw:shadow-offset-x="0.1cm" draw:shadow-offset-y="0.1cm" draw:caption-escape-direction="auto"/>
    </style:style>
    <style:style style:name="gr19" style:family="graphic">
      <style:graphic-properties draw:marker-start="Arrowheads_20_1" draw:marker-start-width="0.2cm" draw:marker-start-center="false" draw:fill="solid" draw:fill-color="#ffffc0" draw:auto-grow-height="true" draw:auto-grow-width="false" fo:min-height="7.379cm" fo:padding-top="0.1cm" fo:padding-bottom="0.1cm" fo:padding-left="0.1cm" fo:padding-right="0.1cm" draw:shadow="hidden" draw:shadow-offset-x="0.1cm" draw:shadow-offset-y="0.1cm" draw:caption-escape-direction="auto"/>
    </style:style>
    <style:style style:name="gr20" style:family="graphic">
      <style:graphic-properties draw:marker-start="Arrowheads_20_1" draw:marker-start-width="0.2cm" draw:marker-start-center="false" draw:fill="solid" draw:fill-color="#ffffc0" draw:auto-grow-height="true" draw:auto-grow-width="false" fo:min-height="6.121cm" fo:padding-top="0.1cm" fo:padding-bottom="0.1cm" fo:padding-left="0.1cm" fo:padding-right="0.1cm" draw:shadow="hidden" draw:shadow-offset-x="0.1cm" draw:shadow-offset-y="0.1cm" draw:caption-escape-direction="auto"/>
    </style:style>
    <style:style style:name="gr21" style:family="graphic">
      <style:graphic-properties draw:marker-start="Arrowheads_20_1" draw:marker-start-width="0.2cm" draw:marker-start-center="false" draw:fill="solid" draw:fill-color="#ffffc0" draw:auto-grow-height="true" draw:auto-grow-width="false" fo:min-height="6.984cm" fo:padding-top="0.1cm" fo:padding-bottom="0.1cm" fo:padding-left="0.1cm" fo:padding-right="0.1cm" draw:shadow="hidden" draw:shadow-offset-x="0.1cm" draw:shadow-offset-y="0.1cm" draw:caption-escape-direction="auto"/>
    </style:style>
    <style:style style:name="gr22" style:family="graphic">
      <style:graphic-properties draw:marker-start="Arrowheads_20_1" draw:marker-start-width="0.2cm" draw:marker-start-center="false" draw:fill="solid" draw:fill-color="#ffffc0" draw:auto-grow-height="true" draw:auto-grow-width="false" fo:min-height="5.404cm" fo:padding-top="0.1cm" fo:padding-bottom="0.1cm" fo:padding-left="0.1cm" fo:padding-right="0.1cm" draw:shadow="hidden" draw:shadow-offset-x="0.1cm" draw:shadow-offset-y="0.1cm" draw:caption-escape-direction="auto"/>
    </style:style>
    <style:style style:name="gr23"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Main Form" table:style-name="ta1" table:print="false">
        <office:forms form:automatic-focus="false" form:apply-design-mode="false"/>
        <table:table-column table:style-name="co1" table:number-columns-repeated="2" table:default-cell-style-name="Default"/>
        <table:table-column table:style-name="co2" table:default-cell-style-name="ce2"/>
        <table:table-column table:style-name="co3" table:default-cell-style-name="Default"/>
        <table:table-column table:style-name="co1" table:number-columns-repeated="252" table:default-cell-style-name="Default"/>
        <table:table-row table:style-name="ro1">
          <table:table-cell>
            <office:annotation draw:style-name="gr1" draw:text-style-name="P1" svg:width="3.387cm" svg:height="3.756cm" svg:x="2.09cm" svg:y="0.026cm" draw:caption-point-x="0.572cm" draw:caption-point-y="-0.016cm">
              <dc:date>1899-12-30T00:00:00</dc:date>
              <text:p text:style-name="P1"><text:span text:style-name="T1">Try to open messic in different languages and watch if the text change (v1.0 only have english and spanish)</text:span></text:p>
              <text:p text:style-name="P1"><text:span text:style-name="T1">-José Amuedo Salmerón</text:span></text:p>
            </office:annotation>
          </table:table-cell>
          <table:table-cell/>
          <table:table-cell table:style-name="Default"/>
          <table:table-cell table:number-columns-repeated="253"/>
        </table:table-row>
        <table:table-row table:style-name="ro2">
          <table:table-cell table:number-columns-repeated="2"/>
          <table:table-cell table:style-name="ce1" office:value-type="string">
            <text:p>Test Protocol Version</text:p>
          </table:table-cell>
          <table:table-cell table:style-name="ce3" office:value-type="string">
            <text:p>0.5-beta</text:p>
          </table:table-cell>
          <table:table-cell table:number-columns-repeated="252"/>
        </table:table-row>
        <table:table-row table:style-name="ro2">
          <table:table-cell table:number-columns-repeated="2"/>
          <table:table-cell office:value-type="string">
            <text:p>Betatester Name</text:p>
          </table:table-cell>
          <table:table-cell table:number-columns-repeated="253"/>
        </table:table-row>
        <table:table-row table:style-name="ro3">
          <table:table-cell table:number-columns-repeated="2"/>
          <table:table-cell office:value-type="string">
            <office:annotation draw:style-name="gr2" draw:text-style-name="P1" svg:width="3.387cm" svg:height="1.976cm" svg:x="11.777cm" svg:y="1.271cm" draw:caption-point-x="-2.448cm" draw:caption-point-y="0.405cm">
              <dc:date>2014-09-23T00:00:00</dc:date>
              <text:p text:style-name="P1"><text:span text:style-name="T1">Windows</text:span></text:p>
              <text:p text:style-name="P1"><text:span text:style-name="T1">Linux</text:span></text:p>
              <text:p text:style-name="P1"><text:span text:style-name="T1">Mac</text:span></text:p>
            </office:annotation>
            <text:p>S.O.</text:p>
          </table:table-cell>
          <table:table-cell table:number-columns-repeated="253"/>
        </table:table-row>
        <table:table-row table:style-name="ro2">
          <table:table-cell table:number-columns-repeated="2"/>
          <table:table-cell office:value-type="string">
            <office:annotation draw:style-name="gr3" draw:text-style-name="P1" svg:width="3.387cm" svg:height="1.581cm" svg:x="5.477cm" svg:y="1.406cm" draw:caption-point-x="3.852cm" draw:caption-point-y="0.697cm">
              <dc:date>2014-09-23T00:00:00</dc:date>
              <text:p text:style-name="P1"><text:span text:style-name="T1">x86</text:span></text:p>
              <text:p text:style-name="P1"><text:span text:style-name="T1">x64</text:span></text:p>
              <text:p text:style-name="P1"><text:span text:style-name="T1"/></text:p>
            </office:annotation>
            <text:p>Architecture</text:p>
          </table:table-cell>
          <table:table-cell table:number-columns-repeated="253"/>
        </table:table-row>
        <table:table-row table:style-name="ro2">
          <table:table-cell table:number-columns-repeated="2"/>
          <table:table-cell office:value-type="string">
            <text:p>Navigator</text:p>
          </table:table-cell>
          <table:table-cell table:number-columns-repeated="253"/>
        </table:table-row>
        <table:table-row table:style-name="ro2">
          <table:table-cell table:number-columns-repeated="2"/>
          <table:table-cell office:value-type="string">
            <text:p>Messic Version</text:p>
          </table:table-cell>
          <table:table-cell table:style-name="ce4" office:value-type="string">
            <text:p>1.0.0-beta</text:p>
          </table:table-cell>
          <table:table-cell table:number-columns-repeated="252"/>
        </table:table-row>
        <table:table-row table:style-name="ro2">
          <table:table-cell table:number-columns-repeated="2"/>
          <table:table-cell office:value-type="string">
            <text:p>Other Comments</text:p>
          </table:table-cell>
          <table:table-cell table:number-columns-repeated="253"/>
        </table:table-row>
      </table:table>
      <table:table table:name="Messic Monitor" table:style-name="ta2" table:print="false">
        <office:forms form:automatic-focus="false" form:apply-design-mode="false"/>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52" table:default-cell-style-name="Default"/>
        <table:table-row table:style-name="ro1" table:number-rows-repeated="3">
          <table:table-cell table:number-columns-repeated="256"/>
        </table:table-row>
        <table:table-row table:style-name="ro2">
          <table:table-cell/>
          <table:table-cell table:style-name="ce5" office:value-type="string">
            <text:p>Test</text:p>
          </table:table-cell>
          <table:table-cell table:style-name="ce5" office:value-type="string">
            <office:annotation draw:style-name="gr4" draw:text-style-name="P1" svg:width="3.387cm" svg:height="1.186cm" svg:x="5.477cm" svg:y="1.085cm" draw:caption-point-x="6.207cm" draw:caption-point-y="0.591cm">
              <dc:date>2014-09-23T00:00:00</dc:date>
              <text:p text:style-name="P1"><text:span text:style-name="T1">OK | KO</text:span></text:p>
            </office:annotation>
            <text:p>Result</text:p>
          </table:table-cell>
          <table:table-cell table:style-name="ce5" office:value-type="string">
            <text:p>Comments</text:p>
          </table:table-cell>
          <table:table-cell table:number-columns-repeated="252"/>
        </table:table-row>
        <table:table-row table:style-name="ro2">
          <table:table-cell table:style-name="ce4"/>
          <table:table-cell table:style-name="ce6" office:value-type="string">
            <office:annotation draw:style-name="gr5" draw:text-style-name="P1" svg:width="3.387cm" svg:height="3.951cm" svg:x="3.784cm" svg:y="1.535cm" draw:caption-point-x="6.604cm" draw:caption-point-y="0.697cm">
              <dc:date>2014-09-23T00:00:00</dc:date>
              <text:p text:style-name="P1"><text:span text:style-name="T1">Launch the Messic Monitor for the first time, it should ask to the user (before to put the main window) about the music folder. Test this window behaviour</text:span></text:p>
            </office:annotation>
            <text:p>Launch Messic Monitor First time</text:p>
          </table:table-cell>
          <table:table-cell table:style-name="ce4"/>
          <table:table-cell table:number-columns-repeated="253"/>
        </table:table-row>
        <table:table-row table:style-name="ro2">
          <table:table-cell/>
          <table:table-cell table:style-name="ce6" office:value-type="string">
            <office:annotation draw:style-name="gr6" draw:text-style-name="P1" svg:width="3.387cm" svg:height="4.741cm" svg:x="3.784cm" svg:y="1.985cm" draw:caption-point-x="6.604cm" draw:caption-point-y="0.803cm">
              <dc:date>2014-09-23T00:00:00</dc:date>
              <text:p text:style-name="P1"><text:span text:style-name="T1">configure a bad music folder (not exist or something)... try to put to the monitor in a difficult situation regarding the music folder. Try to launch messic with this 'bad' configuration.</text:span></text:p>
            </office:annotation>
            <text:p>Configure bad music folder</text:p>
          </table:table-cell>
          <table:table-cell table:number-columns-repeated="254"/>
        </table:table-row>
        <table:table-row table:style-name="ro3">
          <table:table-cell/>
          <table:table-cell table:style-name="ce6" office:value-type="string">
            <office:annotation draw:style-name="gr1" draw:text-style-name="P1" svg:width="3.387cm" svg:height="3.161cm" svg:x="3.784cm" svg:y="2.434cm" draw:caption-point-x="6.604cm" draw:caption-point-y="0.909cm">
              <dc:date>2014-09-23T00:00:00</dc:date>
              <text:p text:style-name="P1"><text:span text:style-name="T1">stop messic service, if necessary and just put a valid music folder in the configuration and launch messic</text:span></text:p>
            </office:annotation>
            <text:p>Configure good music folder</text:p>
          </table:table-cell>
          <table:table-cell table:number-columns-repeated="254"/>
        </table:table-row>
        <table:table-row table:style-name="ro2">
          <table:table-cell/>
          <table:table-cell table:style-name="ce6" office:value-type="string">
            <text:p>Stop the messic service</text:p>
          </table:table-cell>
          <table:table-cell table:number-columns-repeated="254"/>
        </table:table-row>
        <table:table-row table:style-name="ro2">
          <table:table-cell/>
          <table:table-cell table:style-name="ce6" office:value-type="string">
            <office:annotation draw:style-name="gr7" draw:text-style-name="P1" svg:width="3.387cm" svg:height="2.371cm" svg:x="3.784cm" svg:y="3.205cm" draw:caption-point-x="6.604cm" draw:caption-point-y="1.121cm">
              <dc:date>2014-09-23T00:00:00</dc:date>
              <text:p text:style-name="P1"><text:span text:style-name="T1">go to the configuration and check the secure mode</text:span></text:p>
            </office:annotation>
            <text:p>Configure Secure Mode</text:p>
          </table:table-cell>
          <table:table-cell table:number-columns-repeated="254"/>
        </table:table-row>
        <table:table-row table:style-name="ro2">
          <table:table-cell/>
          <table:table-cell table:style-name="ce6" office:value-type="string">
            <office:annotation draw:style-name="gr6" draw:text-style-name="P1" svg:width="3.387cm" svg:height="4.741cm" svg:x="3.784cm" svg:y="3.655cm" draw:caption-point-x="6.604cm" draw:caption-point-y="1.226cm">
              <dc:date>2014-09-23T00:00:00</dc:date>
              <text:p text:style-name="P1"><text:span text:style-name="T1">if it's possible to you (you have a proxy), configure the proxy url and proxy port, this will be useful for the connection between messic and external services (wikipedia, youtube, ...)</text:span></text:p>
            </office:annotation>
            <text:p>Configure Proxy and ports if possible</text:p>
          </table:table-cell>
          <table:table-cell table:number-columns-repeated="254"/>
        </table:table-row>
        <table:table-row table:style-name="ro2">
          <table:table-cell/>
          <table:table-cell table:style-name="ce6" office:value-type="string">
            <text:p>Start the messic service</text:p>
          </table:table-cell>
          <table:table-cell table:style-name="ce4"/>
          <table:table-cell table:number-columns-repeated="253"/>
        </table:table-row>
        <table:table-row table:style-name="ro2">
          <table:table-cell/>
          <table:table-cell table:style-name="ce6" office:value-type="string">
            <office:annotation draw:style-name="gr8" draw:text-style-name="P1" svg:width="3.387cm" svg:height="4.346cm" svg:x="3.784cm" svg:y="4.555cm" draw:caption-point-x="6.604cm" draw:caption-point-y="1.438cm">
              <dc:date>2014-09-23T00:00:00</dc:date>
              <text:p text:style-name="P1"><text:span text:style-name="T1">Launch default navigator from the button of the messic monitor window. (after started the messic service a button with that behaviour is available)</text:span></text:p>
            </office:annotation>
            <text:p>Launch default Navigator</text:p>
          </table:table-cell>
          <table:table-cell table:style-name="ce4"/>
          <table:table-cell table:number-columns-repeated="253"/>
        </table:table-row>
        <table:table-row table:style-name="ro2">
          <table:table-cell/>
          <table:table-cell table:style-name="ce6" office:value-type="string">
            <office:annotation draw:style-name="gr9" draw:text-style-name="P1" svg:width="3.387cm" svg:height="5.926cm" svg:x="3.784cm" svg:y="5.004cm" draw:caption-point-x="6.604cm" draw:caption-point-y="1.544cm">
              <dc:date>2014-09-23T00:00:00</dc:date>
              <text:p text:style-name="P1"><text:span text:style-name="T1">copy URL exposed by messic monitor and paste in a new navigator. Copy this url by hand (copy and paste) and by the button for that purpose at the messic monitor window (you can find that button at the right of the url input box)</text:span></text:p>
            </office:annotation>
            <text:p>Copy URL (by hand and using button)</text:p>
          </table:table-cell>
          <table:table-cell table:number-columns-repeated="254"/>
        </table:table-row>
        <table:table-row table:style-name="ro2">
          <table:table-cell/>
          <table:table-cell table:style-name="ce6" office:value-type="string">
            <office:annotation draw:style-name="gr10" draw:text-style-name="P1" svg:width="3.387cm" svg:height="2.766cm" svg:x="3.784cm" svg:y="5.454cm" draw:caption-point-x="6.604cm" draw:caption-point-y="1.65cm">
              <dc:date>2014-09-23T00:00:00</dc:date>
              <text:p text:style-name="P1"><text:span text:style-name="T1">check the certificate of the ssl configuration (it should be actived at the monitor)</text:span></text:p>
            </office:annotation>
            <text:p>check the certificate</text:p>
          </table:table-cell>
          <table:table-cell table:number-columns-repeated="254"/>
        </table:table-row>
        <table:table-row table:style-name="ro2">
          <table:table-cell/>
          <table:table-cell table:style-name="ce6" office:value-type="string">
            <office:annotation draw:style-name="gr11" draw:text-style-name="P1" svg:width="3.387cm" svg:height="5.136cm" svg:x="3.784cm" svg:y="5.903cm" draw:caption-point-x="6.604cm" draw:caption-point-y="1.756cm">
              <dc:date>2014-09-23T00:00:00</dc:date>
              <text:p text:style-name="P1"><text:span text:style-name="T1">close messic monitor (without stopping messic service). After, try to login at messic or test any messic service. Messic should continue responding although messic monitor is not launched.</text:span></text:p>
            </office:annotation>
            <text:p>Close messic monitor</text:p>
          </table:table-cell>
          <table:table-cell table:number-columns-repeated="254"/>
        </table:table-row>
        <table:table-row table:style-name="ro1" table:number-rows-repeated="11">
          <table:table-cell table:number-columns-repeated="256"/>
        </table:table-row>
        <table:table-row table:style-name="ro2" table:number-rows-repeated="2">
          <table:table-cell/>
          <table:table-cell table:style-name="ce4"/>
          <table:table-cell table:number-columns-repeated="254"/>
        </table:table-row>
        <table:table-row table:style-name="ro1" table:number-rows-repeated="2">
          <table:table-cell table:number-columns-repeated="256"/>
        </table:table-row>
        <table:table-row table:style-name="ro2">
          <table:table-cell/>
          <table:table-cell table:style-name="ce4"/>
          <table:table-cell table:number-columns-repeated="254"/>
        </table:table-row>
      </table:table>
      <table:table table:name="First Launch" table:style-name="ta3" table:print="false">
        <office:forms form:automatic-focus="false" form:apply-design-mode="false"/>
        <table:table-column table:style-name="co8" table:default-cell-style-name="Default"/>
        <table:table-column table:style-name="co9" table:default-cell-style-name="ce6"/>
        <table:table-column table:style-name="co10" table:default-cell-style-name="Default"/>
        <table:table-column table:style-name="co11" table:default-cell-style-name="Default"/>
        <table:table-column table:style-name="co1" table:number-columns-repeated="252" table:default-cell-style-name="Default"/>
        <table:table-row table:style-name="ro1">
          <table:table-cell/>
          <table:table-cell table:style-name="Default"/>
          <table:table-cell table:number-columns-repeated="254"/>
        </table:table-row>
        <table:table-row table:style-name="ro2">
          <table:table-cell/>
          <table:table-cell table:style-name="ce4" office:value-type="string">
            <text:p>To simulate a first launch, you must select at the messic monitor a new folder for the music. <text:s/>This folder will be created with an empty info.</text:p>
          </table:table-cell>
          <table:table-cell table:number-columns-repeated="254"/>
        </table:table-row>
        <table:table-row table:style-name="ro1">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2" draw:text-style-name="P1" svg:width="3.387cm" svg:height="1.976cm" svg:x="3.784cm" svg:y="1.535cm" draw:caption-point-x="6.313cm" draw:caption-point-y="0.697cm">
              <dc:date>2014-09-23T00:00:00</dc:date>
              <text:p text:style-name="P1"><text:span text:style-name="T1">open messic url in the navigator you are testing</text:span></text:p>
            </office:annotation>
            <text:p>Open Messic Service through Navigator</text:p>
          </table:table-cell>
          <table:table-cell table:style-name="ce4"/>
          <table:table-cell table:number-columns-repeated="253"/>
        </table:table-row>
        <table:table-row table:style-name="ro2">
          <table:table-cell/>
          <table:table-cell office:value-type="string">
            <office:annotation draw:style-name="gr2" draw:text-style-name="P1" svg:width="3.387cm" svg:height="1.976cm" svg:x="3.784cm" svg:y="1.985cm" draw:caption-point-x="6.313cm" draw:caption-point-y="0.803cm">
              <dc:date>2014-09-23T00:00:00</dc:date>
              <text:p text:style-name="P1"><text:span text:style-name="T1">read the whole message and check if it's understable</text:span></text:p>
            </office:annotation>
            <text:p>Read the new welcome message</text:p>
          </table:table-cell>
          <table:table-cell table:number-columns-repeated="254"/>
        </table:table-row>
        <table:table-row table:style-name="ro2">
          <table:table-cell/>
          <table:table-cell office:value-type="string">
            <office:annotation draw:style-name="gr12" draw:text-style-name="P1" svg:width="3.387cm" svg:height="3.556cm" svg:x="3.784cm" svg:y="2.434cm" draw:caption-point-x="6.313cm" draw:caption-point-y="0.909cm">
              <dc:date>2014-09-23T00:00:00</dc:date>
              <text:p text:style-name="P1"><text:span text:style-name="T1">as this is the first time you will need to create a new user (an admin user). Just create it and enter at the messic main web.</text:span></text:p>
            </office:annotation>
            <text:p>Create Admin User</text:p>
          </table:table-cell>
          <table:table-cell table:number-columns-repeated="254"/>
        </table:table-row>
        <table:table-row table:style-name="ro3">
          <table:table-cell/>
          <table:table-cell office:value-type="string">
            <office:annotation draw:style-name="gr8" draw:text-style-name="P1" svg:width="3.387cm" svg:height="4.346cm" svg:x="3.784cm" svg:y="2.884cm" draw:caption-point-x="6.313cm" draw:caption-point-y="1.015cm">
              <dc:date>2014-09-23T00:00:00</dc:date>
              <text:p text:style-name="P1"><text:span text:style-name="T1">Close messic web and open again the messic monitor. Click on the reset admin password button. After reseted, try to open the messic web with the old password.</text:span></text:p>
            </office:annotation>
            <text:p>Reset Admin password</text:p>
          </table:table-cell>
          <table:table-cell table:number-columns-repeated="254"/>
        </table:table-row>
        <table:table-row table:style-name="ro2">
          <table:table-cell/>
          <table:table-cell office:value-type="string">
            <office:annotation draw:style-name="gr13" draw:text-style-name="P1" svg:width="3.387cm" svg:height="4.492cm" svg:x="3.784cm" svg:y="3.205cm" draw:caption-point-x="6.313cm" draw:caption-point-y="1.121cm">
              <dc:date>2014-09-23T00:00:00</dc:date>
              <text:p text:style-name="P1"><text:span text:style-name="T1">Read messages:</text:span></text:p>
              <text:p text:style-name="P1"/>
              <text:p text:style-name="P1"><text:span text:style-name="T1">when you first login at messic</text:span></text:p>
              <text:p text:style-name="P1"><text:span text:style-name="T1">when you first go to the upload page</text:span></text:p>
              <text:p text:style-name="P1"/>
              <text:p text:style-name="P1"><text:span text:style-name="T1">check if these messages are ok</text:span></text:p>
            </office:annotation>
            <text:p>Read messages</text:p>
          </table:table-cell>
          <table:table-cell table:number-columns-repeated="254"/>
        </table:table-row>
        <table:table-row table:style-name="ro2">
          <table:table-cell/>
          <table:table-cell table:style-name="ce4"/>
          <table:table-cell table:number-columns-repeated="254"/>
        </table:table-row>
        <table:table-row table:style-name="ro2">
          <table:table-cell/>
          <table:table-cell table:style-name="ce4" table:number-columns-repeated="2"/>
          <table:table-cell table:number-columns-repeated="253"/>
        </table:table-row>
        <table:table-row table:style-name="ro2">
          <table:table-cell/>
          <table:table-cell table:style-name="ce4"/>
          <table:table-cell table:number-columns-repeated="254"/>
        </table:table-row>
      </table:table>
      <table:table table:name="Login" table:style-name="ta4" table:print="false">
        <office:forms form:automatic-focus="false" form:apply-design-mode="false"/>
        <table:table-column table:style-name="co1" table:default-cell-style-name="Default"/>
        <table:table-column table:style-name="co12" table:default-cell-style-name="Default"/>
        <table:table-column table:style-name="co1" table:default-cell-style-name="Default"/>
        <table:table-column table:style-name="co13" table:default-cell-style-name="Default"/>
        <table:table-column table:style-name="co1" table:number-columns-repeated="252" table:default-cell-style-name="Default"/>
        <table:table-row table:style-name="ro1" table:number-rows-repeated="3">
          <table:table-cell table:number-columns-repeated="256"/>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3">
          <table:table-cell/>
          <table:table-cell table:style-name="ce6" office:value-type="string">
            <office:annotation draw:style-name="gr8" draw:text-style-name="P1" svg:width="3.387cm" svg:height="4.346cm" svg:x="3.784cm" svg:y="1.535cm" draw:caption-point-x="6.657cm" draw:caption-point-y="0.697cm">
              <dc:date>2014-09-23T00:00:00</dc:date>
              <text:p text:style-name="P1"><text:span text:style-name="T1">go to the published messic url (messic service must be started). At the login page, put the bad credentials and try to enter. After, put the good ones and enter to messic.</text:span></text:p>
            </office:annotation>
            <text:p>Login</text:p>
          </table:table-cell>
          <table:table-cell table:style-name="ce4"/>
          <table:table-cell table:number-columns-repeated="253"/>
        </table:table-row>
        <table:table-row table:style-name="ro3">
          <table:table-cell/>
          <table:table-cell table:style-name="ce6" office:value-type="string">
            <office:annotation draw:style-name="gr1" draw:text-style-name="P1" svg:width="3.387cm" svg:height="3.161cm" svg:x="3.784cm" svg:y="1.856cm" draw:caption-point-x="6.657cm" draw:caption-point-y="0.803cm">
              <dc:date>2014-09-23T00:00:00</dc:date>
              <text:p text:style-name="P1"><text:span text:style-name="T1">close the session (top right) (automatically the web sould redirect you to the login page)</text:span></text:p>
            </office:annotation>
            <text:p>Close Session</text:p>
          </table:table-cell>
          <table:table-cell table:number-columns-repeated="254"/>
        </table:table-row>
        <table:table-row table:style-name="ro2">
          <table:table-cell/>
          <table:table-cell table:style-name="ce6" office:value-type="string">
            <office:annotation draw:style-name="gr14" draw:text-style-name="P1" svg:width="8.379cm" svg:height="10.666cm" svg:x="3.784cm" svg:y="2.177cm" draw:caption-point-x="6.657cm" draw:caption-point-y="0.909cm">
              <dc:date>2014-09-23T00:00:00</dc:date>
              <text:p text:style-name="P1"><text:span text:style-name="T1">at the login page, before to login, click on the remember me check. Then, login (put the user and password) and enter to messic. Once inside, close the navigator. Open the navigator again and put the messic url. You should enter without logging.</text:span></text:p>
              <text:p text:style-name="P1"><text:span text:style-name="T1">Once inside again, close session (top right) and you should be automatically redirected to the login page. Close the navigator and try to open again. This time, the login page appears and you should login before enter to messic.</text:span></text:p>
            </office:annotation>
            <text:p>Remember me</text:p>
          </table:table-cell>
          <table:table-cell table:number-columns-repeated="254"/>
        </table:table-row>
      </table:table>
      <table:table table:name="new user" table:style-name="ta5" table:print="false">
        <office:forms form:automatic-focus="false" form:apply-design-mode="false"/>
        <table:table-column table:style-name="co1"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number-columns-repeated="252" table:default-cell-style-name="Default"/>
        <table:table-row table:style-name="ro1" table:number-rows-repeated="3">
          <table:table-cell table:number-columns-repeated="256"/>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table:style-name="ce6" office:value-type="string">
            <office:annotation draw:style-name="gr11" draw:text-style-name="P1" svg:width="3.387cm" svg:height="5.336cm" svg:x="3.784cm" svg:y="1.535cm" draw:caption-point-x="6.895cm" draw:caption-point-y="0.697cm">
              <dc:date>2014-09-23T00:00:00</dc:date>
              <text:p text:style-name="P1"><text:span text:style-name="T1">From the login page, create a new user (there should exist an user already, so this is another user, different from the admin). This new user should not have admin privileges (the admin section should disappear)</text:span></text:p>
            </office:annotation>
            <text:p>New User</text:p>
          </table:table-cell>
          <table:table-cell table:style-name="ce4"/>
          <table:table-cell table:number-columns-repeated="253"/>
        </table:table-row>
        <table:table-row table:style-name="ro2">
          <table:table-cell/>
          <table:table-cell table:style-name="ce6" office:value-type="string">
            <office:annotation draw:style-name="gr1" draw:text-style-name="P1" svg:width="3.387cm" svg:height="3.161cm" svg:x="3.784cm" svg:y="1.985cm" draw:caption-point-x="6.895cm" draw:caption-point-y="0.803cm">
              <dc:date>2014-09-23T00:00:00</dc:date>
              <text:p text:style-name="P1"><text:span text:style-name="T1">Go to the login page and enter with the admin user one time and after with the new users created at the step before</text:span></text:p>
            </office:annotation>
            <text:p>New User Login</text:p>
          </table:table-cell>
          <table:table-cell table:number-columns-repeated="254"/>
        </table:table-row>
      </table:table>
      <table:table table:name="Upload Album" table:style-name="ta6" table:print="false">
        <office:forms form:automatic-focus="false" form:apply-design-mode="false"/>
        <table:table-column table:style-name="co16" table:default-cell-style-name="Default"/>
        <table:table-column table:style-name="co17" table:default-cell-style-name="ce6"/>
        <table:table-column table:style-name="co18" table:default-cell-style-name="Default"/>
        <table:table-column table:style-name="co19" table:default-cell-style-name="Default"/>
        <table:table-column table:style-name="co1" table:number-columns-repeated="252" table:default-cell-style-name="Default"/>
        <table:table-row table:style-name="ro1" table:number-rows-repeated="3">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15" draw:text-style-name="P1" svg:width="3.387cm" svg:height="11.456cm" svg:x="3.784cm" svg:y="1.535cm" draw:caption-point-x="6.815cm" draw:caption-point-y="0.697cm">
              <dc:date>2014-09-23T00:00:00</dc:date>
              <text:p text:style-name="P1"><text:span text:style-name="T1">login to messic and go to the upload songs section. Once there, select some songs, images and other kind of files. Try to upload the album without enough information. Try to put bad information, and finally send the information (without wizard). Try to change the cover (selecting image files that you have selected)</text:span></text:p>
              <text:p text:style-name="P1"><text:span text:style-name="T1">Check if the album have been stored at the 'music folder path' defined in the messic monitor.</text:span></text:p>
              <text:p text:style-name="P1"><text:span text:style-name="T1">Check if you can see the album in the explore section.</text:span></text:p>
              <text:p text:style-name="P1"><text:span text:style-name="T1">Check if you can play the album.</text:span></text:p>
            </office:annotation>
            <text:p>Upload songs, images and others files</text:p>
          </table:table-cell>
          <table:table-cell table:number-columns-repeated="254"/>
        </table:table-row>
        <table:table-row table:style-name="ro2">
          <table:table-cell/>
          <table:table-cell office:value-type="string">
            <office:annotation draw:style-name="gr16" draw:text-style-name="P1" svg:width="3.387cm" svg:height="10.271cm" svg:x="3.784cm" svg:y="1.985cm" draw:caption-point-x="6.815cm" draw:caption-point-y="0.803cm">
              <dc:date>2014-09-23T00:00:00</dc:date>
              <text:p text:style-name="P1"><text:span text:style-name="T1">From the Upload album sections, add a set of songs of a real album (also covers and so on). After, call to the wizard and select directly the information fro the wizard (its based on the mp3 tags of the files, so them should be filled). If all is valid, you should send the album and create it at the database and at the filesystem. Check that it have been stored successfully at the music folder path and its also ok in the messic platform (play it for example)</text:span></text:p>
            </office:annotation>
            <text:p>Wizard Upload songs</text:p>
          </table:table-cell>
          <table:table-cell table:number-columns-repeated="254"/>
        </table:table-row>
        <table:table-row table:style-name="ro2">
          <table:table-cell/>
          <table:table-cell office:value-type="string">
            <office:annotation draw:style-name="gr17" draw:text-style-name="P1" svg:width="9.498cm" svg:height="11.061cm" svg:x="16.739cm" svg:y="2.62cm" draw:caption-point-x="-6.14cm" draw:caption-point-y="0.723cm">
              <dc:date>2014-09-23T00:00:00</dc:date>
              <text:p text:style-name="P1"><text:span text:style-name="T1">same operation using the wizard, but this time, afther the wizard info (based on the mp3 info), call to the freedb provider, and try to select the info provided from it (the album you have uploaded should be at the freedb database to find it, not all the albums are there) (also, the info searched on freedb is based on the author name and album name provided). Try to send the album with this information and check it at the music folder filesystem and at the messic database (play them for example)</text:span></text:p>
            </office:annotation>
            <text:p>Test Freedb Wizard</text:p>
          </table:table-cell>
          <table:table-cell table:number-columns-repeated="254"/>
        </table:table-row>
        <table:table-row table:style-name="ro2">
          <table:table-cell/>
          <table:table-cell office:value-type="string">
            <office:annotation draw:style-name="gr7" draw:text-style-name="P1" svg:width="3.387cm" svg:height="2.371cm" svg:x="3.784cm" svg:y="2.884cm" draw:caption-point-x="6.815cm" draw:caption-point-y="1.015cm">
              <dc:date>2014-09-23T00:00:00</dc:date>
              <text:p text:style-name="P1"><text:span text:style-name="T1">the same as the freedb wizard, but with the discogs wizard</text:span></text:p>
            </office:annotation>
            <text:p>Test Discogs Wizard</text:p>
          </table:table-cell>
          <table:table-cell table:number-columns-repeated="254"/>
        </table:table-row>
        <table:table-row table:style-name="ro2">
          <table:table-cell/>
          <table:table-cell office:value-type="string">
            <office:annotation draw:style-name="gr18" draw:text-style-name="P1" svg:width="3.387cm" svg:height="5.531cm" svg:x="3.784cm" svg:y="3.334cm" draw:caption-point-x="6.815cm" draw:caption-point-y="1.121cm">
              <dc:date>2014-09-23T00:00:00</dc:date>
              <text:p text:style-name="P1"><text:span text:style-name="T1">upload some albums repeating the process, and see if all is ok..these albums will be used after in other tests.</text:span></text:p>
              <text:p text:style-name="P1"><text:span text:style-name="T1">You should fill all the info in the major part. Fill year info, observations, ... at least in some cases to see other tests</text:span></text:p>
            </office:annotation>
            <text:p>Upload some albums</text:p>
          </table:table-cell>
          <table:table-cell table:number-columns-repeated="254"/>
        </table:table-row>
      </table:table>
      <table:table table:name="Explore Albums" table:style-name="ta7" table:print="false">
        <office:forms form:automatic-focus="false" form:apply-design-mode="false"/>
        <table:table-column table:style-name="co1" table:default-cell-style-name="Default"/>
        <table:table-column table:style-name="co20" table:default-cell-style-name="ce6"/>
        <table:table-column table:style-name="co21" table:default-cell-style-name="Default"/>
        <table:table-column table:style-name="co22" table:default-cell-style-name="Default"/>
        <table:table-column table:style-name="co1" table:number-columns-repeated="252" table:default-cell-style-name="Default"/>
        <table:table-row table:style-name="ro1" table:number-rows-repeated="3">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1" draw:text-style-name="P1" svg:width="3.387cm" svg:height="3.161cm" svg:x="3.784cm" svg:y="1.535cm" draw:caption-point-x="5.81cm" draw:caption-point-y="0.697cm">
              <dc:date>2014-09-23T00:00:00</dc:date>
              <text:p text:style-name="P1"><text:span text:style-name="T1">go to the explore page (folder icon) and ensure that there appears all the albums you have upload</text:span></text:p>
            </office:annotation>
            <text:p>Explore by Author</text:p>
          </table:table-cell>
          <table:table-cell table:number-columns-repeated="254"/>
        </table:table-row>
        <table:table-row table:style-name="ro2">
          <table:table-cell/>
          <table:table-cell office:value-type="string">
            <office:annotation draw:style-name="gr6" draw:text-style-name="P1" svg:width="3.387cm" svg:height="4.741cm" svg:x="3.784cm" svg:y="1.985cm" draw:caption-point-x="5.81cm" draw:caption-point-y="0.803cm">
              <dc:date>2014-09-23T00:00:00</dc:date>
              <text:p text:style-name="P1"><text:span text:style-name="T1">click at the button "album" to order by album. Check everything is ok, and the index letters (top page) are ok (click on them, and check that the page go to the place where this letter start)</text:span></text:p>
            </office:annotation>
            <text:p>Explore by Album</text:p>
          </table:table-cell>
          <table:table-cell table:number-columns-repeated="254"/>
        </table:table-row>
        <table:table-row table:style-name="ro2">
          <table:table-cell/>
          <table:table-cell office:value-type="string">
            <office:annotation draw:style-name="gr3" draw:text-style-name="P1" svg:width="3.387cm" svg:height="1.581cm" svg:x="3.784cm" svg:y="2.434cm" draw:caption-point-x="5.81cm" draw:caption-point-y="0.909cm">
              <dc:date>2014-09-23T00:00:00</dc:date>
              <text:p text:style-name="P1"><text:span text:style-name="T1">same as explore by album, but with gene</text:span></text:p>
            </office:annotation>
            <text:p>Explore by Genre</text:p>
          </table:table-cell>
          <table:table-cell table:number-columns-repeated="254"/>
        </table:table-row>
        <table:table-row table:style-name="ro2">
          <table:table-cell/>
          <table:table-cell office:value-type="string">
            <office:annotation draw:style-name="gr5" draw:text-style-name="P1" svg:width="3.387cm" svg:height="3.951cm" svg:x="3.784cm" svg:y="2.884cm" draw:caption-point-x="5.81cm" draw:caption-point-y="1.015cm">
              <dc:date>2014-09-23T00:00:00</dc:date>
              <text:p text:style-name="P1"><text:span text:style-name="T1">similar to explore by genre and album. Check that it's ordered by date. (you must have put the year creation of the album when uploading)</text:span></text:p>
            </office:annotation>
            <text:p>Explore by Date</text:p>
          </table:table-cell>
          <table:table-cell table:number-columns-repeated="254"/>
        </table:table-row>
      </table:table>
      <table:table table:name="Playlists" table:style-name="ta8" table:print="false">
        <office:forms form:automatic-focus="false" form:apply-design-mode="false"/>
        <table:table-column table:style-name="co1" table:default-cell-style-name="Default"/>
        <table:table-column table:style-name="co23" table:default-cell-style-name="ce6"/>
        <table:table-column table:style-name="co24" table:default-cell-style-name="Default"/>
        <table:table-column table:style-name="co25" table:default-cell-style-name="Default"/>
        <table:table-column table:style-name="co1" table:number-columns-repeated="252" table:default-cell-style-name="Default"/>
        <table:table-row table:style-name="ro1" table:number-rows-repeated="3">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1" draw:text-style-name="P1" svg:width="3.387cm" svg:height="3.161cm" svg:x="3.784cm" svg:y="1.535cm" draw:caption-point-x="7.662cm" draw:caption-point-y="0.697cm">
              <dc:date>2014-09-23T00:00:00</dc:date>
              <text:p text:style-name="P1"><text:span text:style-name="T1">Go to the main page and add a song to a new playlist (you must create one when the playlist window ask to you)</text:span></text:p>
            </office:annotation>
            <text:p>Add Song to Playlist from main page (create)</text:p>
          </table:table-cell>
          <table:table-cell table:number-columns-repeated="254"/>
        </table:table-row>
        <table:table-row table:style-name="ro2">
          <table:table-cell/>
          <table:table-cell office:value-type="string">
            <office:annotation draw:style-name="gr2" draw:text-style-name="P1" svg:width="3.387cm" svg:height="1.976cm" svg:x="3.784cm" svg:y="1.985cm" draw:caption-point-x="7.662cm" draw:caption-point-y="0.803cm">
              <dc:date>2014-09-23T00:00:00</dc:date>
              <text:p text:style-name="P1"><text:span text:style-name="T1">Add a song (from the bottom queue) to the created playlist.</text:span></text:p>
            </office:annotation>
            <text:p>Add Song to Playlist from bottom queue</text:p>
          </table:table-cell>
          <table:table-cell table:number-columns-repeated="254"/>
        </table:table-row>
        <table:table-row table:style-name="ro2">
          <table:table-cell/>
          <table:table-cell office:value-type="string">
            <office:annotation draw:style-name="gr10" draw:text-style-name="P1" svg:width="3.387cm" svg:height="2.766cm" svg:x="3.784cm" svg:y="2.434cm" draw:caption-point-x="7.662cm" draw:caption-point-y="0.909cm">
              <dc:date>2014-09-23T00:00:00</dc:date>
              <text:p text:style-name="P1"><text:span text:style-name="T1">Go to the album page of a selected album. Add some songs to existing playlist.</text:span></text:p>
            </office:annotation>
            <text:p>Add Song to playlist from album page</text:p>
          </table:table-cell>
          <table:table-cell table:number-columns-repeated="254"/>
        </table:table-row>
        <table:table-row table:style-name="ro2">
          <table:table-cell/>
          <table:table-cell office:value-type="string">
            <office:annotation draw:style-name="gr12" draw:text-style-name="P1" svg:width="3.387cm" svg:height="3.556cm" svg:x="3.784cm" svg:y="2.884cm" draw:caption-point-x="7.662cm" draw:caption-point-y="1.015cm">
              <dc:date>2014-09-23T00:00:00</dc:date>
              <text:p text:style-name="P1"><text:span text:style-name="T1">Select another album and add the whole album to the playlist (at the main buttons of the album page you can click to add the whole album)</text:span></text:p>
            </office:annotation>
            <text:p>Add Album to playlist from album page</text:p>
          </table:table-cell>
          <table:table-cell table:number-columns-repeated="254"/>
        </table:table-row>
        <table:table-row table:style-name="ro2">
          <table:table-cell/>
          <table:table-cell office:value-type="string">
            <office:annotation draw:style-name="gr5" draw:text-style-name="P1" svg:width="3.387cm" svg:height="3.951cm" svg:x="3.784cm" svg:y="3.334cm" draw:caption-point-x="7.662cm" draw:caption-point-y="1.121cm">
              <dc:date>2014-09-23T00:00:00</dc:date>
              <text:p text:style-name="P1"><text:span text:style-name="T1">Add some songs to the queue playlist (bottom), and after click on the love button (at the action tools of the bottom queue). Put a name to this new playlist</text:span></text:p>
            </office:annotation>
            <text:p>Create Palylist from Love button at bottom queue </text:p>
          </table:table-cell>
          <table:table-cell table:number-columns-repeated="254"/>
        </table:table-row>
        <table:table-row table:style-name="ro2">
          <table:table-cell/>
          <table:table-cell office:value-type="string">
            <office:annotation draw:style-name="gr11" draw:text-style-name="P1" svg:width="3.387cm" svg:height="5.136cm" svg:x="3.784cm" svg:y="3.784cm" draw:caption-point-x="7.662cm" draw:caption-point-y="1.226cm">
              <dc:date>2014-09-23T00:00:00</dc:date>
              <text:p text:style-name="P1"><text:span text:style-name="T1">Go to the playlist page and check if all the created playlists are ok, with all the added songs. After download all the playlists. Check the downloaded zips (check also that there is a playlist file (.m3u))</text:span></text:p>
            </office:annotation>
            <text:p>Download playlists</text:p>
          </table:table-cell>
          <table:table-cell table:number-columns-repeated="254"/>
        </table:table-row>
        <table:table-row table:style-name="ro2">
          <table:table-cell/>
          <table:table-cell office:value-type="string">
            <office:annotation draw:style-name="gr1" draw:text-style-name="P1" svg:width="3.387cm" svg:height="3.161cm" svg:x="3.784cm" svg:y="4.233cm" draw:caption-point-x="7.662cm" draw:caption-point-y="1.333cm">
              <dc:date>2014-09-23T00:00:00</dc:date>
              <text:p text:style-name="P1"><text:span text:style-name="T1">Edit the playlist names, and save the changes. Check that everything is ok after editing. Play some songs of the playlist.</text:span></text:p>
            </office:annotation>
            <text:p>Edit playlists names</text:p>
          </table:table-cell>
          <table:table-cell table:number-columns-repeated="254"/>
        </table:table-row>
        <table:table-row table:style-name="ro2">
          <table:table-cell/>
          <table:table-cell office:value-type="string">
            <office:annotation draw:style-name="gr12" draw:text-style-name="P1" svg:width="3.387cm" svg:height="3.556cm" svg:x="3.784cm" svg:y="4.683cm" draw:caption-point-x="7.662cm" draw:caption-point-y="1.438cm">
              <dc:date>2014-09-23T00:00:00</dc:date>
              <text:p text:style-name="P1"><text:span text:style-name="T1">Remove one of the playlist, and check everything is ok. Check that the original files haven't been removed, only the playlist.</text:span></text:p>
            </office:annotation>
            <text:p>Remove Playlist</text:p>
          </table:table-cell>
          <table:table-cell table:number-columns-repeated="254"/>
        </table:table-row>
        <table:table-row table:style-name="ro2">
          <table:table-cell/>
          <table:table-cell office:value-type="string">
            <office:annotation draw:style-name="gr10" draw:text-style-name="P1" svg:width="3.387cm" svg:height="2.766cm" svg:x="3.784cm" svg:y="5.133cm" draw:caption-point-x="7.662cm" draw:caption-point-y="1.544cm">
              <dc:date>2014-09-23T00:00:00</dc:date>
              <text:p text:style-name="P1"><text:span text:style-name="T1">Add a Song to the existent playlist. Check that this song is at the playlist and play it.</text:span></text:p>
            </office:annotation>
            <text:p>Add Song to Playlist</text:p>
          </table:table-cell>
          <table:table-cell table:number-columns-repeated="254"/>
        </table:table-row>
        <table:table-row table:style-name="ro2">
          <table:table-cell/>
          <table:table-cell office:value-type="string">
            <office:annotation draw:style-name="gr5" draw:text-style-name="P1" svg:width="3.387cm" svg:height="3.951cm" svg:x="3.784cm" svg:y="5.583cm" draw:caption-point-x="7.662cm" draw:caption-point-y="1.65cm">
              <dc:date>2014-09-23T00:00:00</dc:date>
              <text:p text:style-name="P1"><text:span text:style-name="T1">empty the bottom queue. Add the whole playlist to the queue (click on the button listen of the queue). Check that everything is at the queue.</text:span></text:p>
            </office:annotation>
            <text:p>Add Playlist to queue</text:p>
          </table:table-cell>
          <table:table-cell table:number-columns-repeated="254"/>
        </table:table-row>
      </table:table>
      <table:table table:name="Album Info" table:style-name="ta9" table:print="false">
        <office:forms form:automatic-focus="false" form:apply-design-mode="false"/>
        <table:table-column table:style-name="co1" table:default-cell-style-name="Default"/>
        <table:table-column table:style-name="co26" table:default-cell-style-name="ce6"/>
        <table:table-column table:style-name="co27" table:default-cell-style-name="Default"/>
        <table:table-column table:style-name="co28" table:default-cell-style-name="Default"/>
        <table:table-column table:style-name="co1" table:number-columns-repeated="252" table:default-cell-style-name="Default"/>
        <table:table-row table:style-name="ro1" table:number-rows-repeated="3">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6" draw:text-style-name="P1" svg:width="3.387cm" svg:height="4.741cm" svg:x="3.784cm" svg:y="1.535cm" draw:caption-point-x="5.175cm" draw:caption-point-y="0.697cm">
              <dc:date>2014-09-23T00:00:00</dc:date>
              <text:p text:style-name="P1"><text:span text:style-name="T1">try to show the album info page from the main page, from explore page, from playlist page, and from bottom queue. Usuallly this can be done clicking over the album image or the song name.</text:span></text:p>
            </office:annotation>
            <text:p>Show Album Info</text:p>
          </table:table-cell>
          <table:table-cell table:number-columns-repeated="254"/>
        </table:table-row>
        <table:table-row table:style-name="ro2">
          <table:table-cell/>
          <table:table-cell office:value-type="string">
            <office:annotation draw:style-name="gr7" draw:text-style-name="P1" svg:width="3.387cm" svg:height="2.371cm" svg:x="3.784cm" svg:y="1.985cm" draw:caption-point-x="5.175cm" draw:caption-point-y="0.803cm">
              <dc:date>2014-09-23T00:00:00</dc:date>
              <text:p text:style-name="P1"><text:span text:style-name="T1">click on youtube pulgin, try to show some results, and play the videos</text:span></text:p>
            </office:annotation>
            <text:p>Test Youtube Plugin</text:p>
          </table:table-cell>
          <table:table-cell table:number-columns-repeated="254"/>
        </table:table-row>
        <table:table-row table:style-name="ro2">
          <table:table-cell/>
          <table:table-cell office:value-type="string">
            <office:annotation draw:style-name="gr7" draw:text-style-name="P1" svg:width="3.387cm" svg:height="2.371cm" svg:x="3.784cm" svg:y="2.434cm" draw:caption-point-x="5.175cm" draw:caption-point-y="0.909cm">
              <dc:date>2014-09-23T00:00:00</dc:date>
              <text:p text:style-name="P1"><text:span text:style-name="T1">click on discogs plugin, and try to obtain info from discogs</text:span></text:p>
            </office:annotation>
            <text:p>Test Discogs Plugin</text:p>
          </table:table-cell>
          <table:table-cell table:number-columns-repeated="254"/>
        </table:table-row>
        <table:table-row table:style-name="ro2">
          <table:table-cell/>
          <table:table-cell office:value-type="string">
            <office:annotation draw:style-name="gr10" draw:text-style-name="P1" svg:width="3.387cm" svg:height="2.766cm" svg:x="3.784cm" svg:y="2.884cm" draw:caption-point-x="5.175cm" draw:caption-point-y="1.015cm">
              <dc:date>2014-09-23T00:00:00</dc:date>
              <text:p text:style-name="P1"><text:span text:style-name="T1">click on duck duck go plugin, and try to get some images. Click on the images to show them.</text:span></text:p>
            </office:annotation>
            <text:p>Test Duck Duck Go Plugin</text:p>
          </table:table-cell>
          <table:table-cell table:number-columns-repeated="254"/>
        </table:table-row>
        <table:table-row table:style-name="ro2">
          <table:table-cell/>
          <table:table-cell office:value-type="string">
            <office:annotation draw:style-name="gr7" draw:text-style-name="P1" svg:width="3.387cm" svg:height="2.371cm" svg:x="3.784cm" svg:y="3.334cm" draw:caption-point-x="5.175cm" draw:caption-point-y="1.121cm">
              <dc:date>2014-09-23T00:00:00</dc:date>
              <text:p text:style-name="P1"><text:span text:style-name="T1">click on the wikipedia plugin. Try to obtain info from the wikipedia.</text:span></text:p>
            </office:annotation>
            <text:p>Test Wikipedia plugin</text:p>
          </table:table-cell>
          <table:table-cell table:number-columns-repeated="254"/>
        </table:table-row>
        <table:table-row table:style-name="ro2">
          <table:table-cell/>
          <table:table-cell office:value-type="string">
            <office:annotation draw:style-name="gr8" draw:text-style-name="P1" svg:width="3.387cm" svg:height="4.346cm" svg:x="3.784cm" svg:y="3.784cm" draw:caption-point-x="5.175cm" draw:caption-point-y="1.226cm">
              <dc:date>2014-09-23T00:00:00</dc:date>
              <text:p text:style-name="P1"><text:span text:style-name="T1">At the album page, edit the author name. Save the changes and check if everything is ok. check if the author name have changed correctly, and try to play it.</text:span></text:p>
            </office:annotation>
            <text:p>Rename Author</text:p>
          </table:table-cell>
          <table:table-cell table:number-columns-repeated="254"/>
        </table:table-row>
        <table:table-row table:style-name="ro2">
          <table:table-cell/>
          <table:table-cell office:value-type="string">
            <office:annotation draw:style-name="gr10" draw:text-style-name="P1" svg:width="3.387cm" svg:height="2.766cm" svg:x="3.784cm" svg:y="4.233cm" draw:caption-point-x="5.175cm" draw:caption-point-y="1.333cm">
              <dc:date>2014-09-23T00:00:00</dc:date>
              <text:p text:style-name="P1"><text:span text:style-name="T1">Add the whole album to the queue playlist. Click on the play button of the album cover.</text:span></text:p>
            </office:annotation>
            <text:p>Add Album</text:p>
          </table:table-cell>
          <table:table-cell table:number-columns-repeated="254"/>
        </table:table-row>
        <table:table-row table:style-name="ro2">
          <table:table-cell/>
          <table:table-cell office:value-type="string">
            <office:annotation draw:style-name="gr7" draw:text-style-name="P1" svg:width="3.387cm" svg:height="2.371cm" svg:x="3.784cm" svg:y="4.683cm" draw:caption-point-x="5.175cm" draw:caption-point-y="1.438cm">
              <dc:date>2014-09-23T00:00:00</dc:date>
              <text:p text:style-name="P1"><text:span text:style-name="T1">Edit some fields like: comments, year, genre, name of the album...</text:span></text:p>
            </office:annotation>
            <text:p>Edit album info</text:p>
          </table:table-cell>
          <table:table-cell table:number-columns-repeated="254"/>
        </table:table-row>
        <table:table-row table:style-name="ro2">
          <table:table-cell/>
          <table:table-cell office:value-type="string">
            <office:annotation draw:style-name="gr9" draw:text-style-name="P1" svg:width="3.387cm" svg:height="5.926cm" svg:x="3.784cm" svg:y="5.133cm" draw:caption-point-x="5.175cm" draw:caption-point-y="1.544cm">
              <dc:date>2014-09-23T00:00:00</dc:date>
              <text:p text:style-name="P1"><text:span text:style-name="T1">Add a new song, a new image, and a other kind of file (text or whatever). Save the changes and check if the resources are there... try to open this resources (play the songs, show the artworks, and download the other files)</text:span></text:p>
            </office:annotation>
            <text:p>Add Song, Artwork, Other resource</text:p>
          </table:table-cell>
          <table:table-cell table:number-columns-repeated="254"/>
        </table:table-row>
        <table:table-row table:style-name="ro2">
          <table:table-cell/>
          <table:table-cell office:value-type="string">
            <office:annotation draw:style-name="gr10" draw:text-style-name="P1" svg:width="3.387cm" svg:height="2.766cm" svg:x="3.784cm" svg:y="5.583cm" draw:caption-point-x="5.175cm" draw:caption-point-y="1.65cm">
              <dc:date>2014-09-23T00:00:00</dc:date>
              <text:p text:style-name="P1"><text:span text:style-name="T1">Edit again some fields, but discard the changes. Check that everything is fine, without any change.</text:span></text:p>
            </office:annotation>
            <text:p>Cancel Changes</text:p>
          </table:table-cell>
          <table:table-cell table:number-columns-repeated="254"/>
        </table:table-row>
        <table:table-row table:style-name="ro2">
          <table:table-cell/>
          <table:table-cell office:value-type="string">
            <office:annotation draw:style-name="gr1" draw:text-style-name="P1" svg:width="3.387cm" svg:height="3.161cm" svg:x="3.784cm" svg:y="6.032cm" draw:caption-point-x="5.175cm" draw:caption-point-y="1.756cm">
              <dc:date>2014-09-23T00:00:00</dc:date>
              <text:p text:style-name="P1"><text:span text:style-name="T1">Download the whole album (click on top menu download button). Check the downloaded zip and its content.</text:span></text:p>
            </office:annotation>
            <text:p>Download the Album</text:p>
          </table:table-cell>
          <table:table-cell table:number-columns-repeated="254"/>
        </table:table-row>
        <table:table-row table:style-name="ro2">
          <table:table-cell/>
          <table:table-cell office:value-type="string">
            <office:annotation draw:style-name="gr10" draw:text-style-name="P1" svg:width="3.387cm" svg:height="2.766cm" svg:x="3.784cm" svg:y="6.482cm" draw:caption-point-x="5.175cm" draw:caption-point-y="1.862cm">
              <dc:date>2014-09-23T00:00:00</dc:date>
              <text:p text:style-name="P1"><text:span text:style-name="T1">From the album page, add to the bottom queue. Check if them have been added correctly.</text:span></text:p>
            </office:annotation>
            <text:p>Play songs</text:p>
          </table:table-cell>
          <table:table-cell table:number-columns-repeated="254"/>
        </table:table-row>
        <table:table-row table:style-name="ro2">
          <table:table-cell/>
          <table:table-cell office:value-type="string">
            <office:annotation draw:style-name="gr12" draw:text-style-name="P1" svg:width="3.387cm" svg:height="3.556cm" svg:x="3.784cm" svg:y="6.932cm" draw:caption-point-x="5.175cm" draw:caption-point-y="1.968cm">
              <dc:date>2014-09-23T00:00:00</dc:date>
              <text:p text:style-name="P1"><text:span text:style-name="T1">Click on any song, artwork or other resource. The row should be selected (blue background) even if you exit the mouse from the row.</text:span></text:p>
            </office:annotation>
            <text:p>Select song</text:p>
          </table:table-cell>
          <table:table-cell table:number-columns-repeated="254"/>
        </table:table-row>
        <table:table-row table:style-name="ro2">
          <table:table-cell/>
          <table:table-cell office:value-type="string">
            <office:annotation draw:style-name="gr19" draw:text-style-name="P1" svg:width="7.992cm" svg:height="7.579cm" svg:x="3.784cm" svg:y="7.382cm" draw:caption-point-x="5.175cm" draw:caption-point-y="2.073cm">
              <dc:date>2014-09-23T00:00:00</dc:date>
              <text:p text:style-name="P1"><text:span text:style-name="T1">Edit some resources name (songs, artworks and others files). Change the names and click on save changes. Check everything is ok, and that the songs can be played, the artworks can be showed, and other files can be downloaded. </text:span></text:p>
              <text:p text:style-name="P1"/>
              <text:p text:style-name="P1"><text:span text:style-name="T1">Do it again, but this time discard the changes. Check everything is ok.</text:span></text:p>
            </office:annotation>
            <text:p>Edit resources name</text:p>
          </table:table-cell>
          <table:table-cell table:number-columns-repeated="254"/>
        </table:table-row>
        <table:table-row table:style-name="ro2">
          <table:table-cell/>
          <table:table-cell office:value-type="string">
            <office:annotation draw:style-name="gr5" draw:text-style-name="P1" svg:width="3.387cm" svg:height="3.951cm" svg:x="3.784cm" svg:y="7.832cm" draw:caption-point-x="5.175cm" draw:caption-point-y="2.179cm">
              <dc:date>2014-09-23T00:00:00</dc:date>
              <text:p text:style-name="P1"><text:span text:style-name="T1">Remove some resources (songs, artworks and others). Check that the resources have been removed (exit from the page and enter again to check it)</text:span></text:p>
            </office:annotation>
            <text:p>Remove resources</text:p>
          </table:table-cell>
          <table:table-cell table:number-columns-repeated="254"/>
        </table:table-row>
        <table:table-row table:style-name="ro2">
          <table:table-cell/>
          <table:table-cell office:value-type="string">
            <office:annotation draw:style-name="gr20" draw:text-style-name="P1" svg:width="9.246cm" svg:height="6.321cm" svg:x="3.784cm" svg:y="8.281cm" draw:caption-point-x="5.175cm" draw:caption-point-y="2.285cm">
              <dc:date>2014-09-23T00:00:00</dc:date>
              <text:p text:style-name="P1"><text:span text:style-name="T1">Download some resources. Download a song and other files. (Images cannot be downloaded, but you can click on show them). Check that they can be downloaded (in the case of audio songs and images, maybe your navigator try to show them instead of download them)</text:span></text:p>
            </office:annotation>
            <text:p>Download Resources</text:p>
          </table:table-cell>
          <table:table-cell table:number-columns-repeated="254"/>
        </table:table-row>
        <table:table-row table:style-name="ro2">
          <table:table-cell/>
          <table:table-cell office:value-type="string">
            <office:annotation draw:style-name="gr9" draw:text-style-name="P1" svg:width="3.387cm" svg:height="5.926cm" svg:x="3.784cm" svg:y="8.731cm" draw:caption-point-x="5.175cm" draw:caption-point-y="2.391cm">
              <dc:date>2014-09-23T00:00:00</dc:date>
              <text:p text:style-name="P1"><text:span text:style-name="T1">Change the cover of the album. To do this you will need some images at the album. To change the cover just click on set cover button over the artwork resource button. Check that the cover changes. (exit from the page and enter again to be sure)</text:span></text:p>
            </office:annotation>
            <text:p>Set Cover</text:p>
          </table:table-cell>
          <table:table-cell table:number-columns-repeated="254"/>
        </table:table-row>
      </table:table>
      <table:table table:name="Author Info" table:style-name="ta10" table:print="false">
        <office:forms form:automatic-focus="false" form:apply-design-mode="false"/>
        <table:table-column table:style-name="co1" table:default-cell-style-name="Default"/>
        <table:table-column table:style-name="co29" table:default-cell-style-name="ce6"/>
        <table:table-column table:style-name="co30" table:default-cell-style-name="Default"/>
        <table:table-column table:style-name="co31" table:default-cell-style-name="Default"/>
        <table:table-column table:style-name="co1" table:number-columns-repeated="252" table:default-cell-style-name="Default"/>
        <table:table-row table:style-name="ro1" table:number-rows-repeated="2">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21" draw:text-style-name="P1" svg:width="3.387cm" svg:height="7.184cm" svg:x="3.784cm" svg:y="1.085cm" draw:caption-point-x="6.392cm" draw:caption-point-y="0.591cm">
              <dc:date>2014-09-23T00:00:00</dc:date>
              <text:p text:style-name="P1"><text:span text:style-name="T1">Show author info page. To get this page you must do it clicking on author name from the main page, explore page, playlist page, and the album page. Check that if you click on the author title you go directly to the author page.</text:span></text:p>
              <text:p text:style-name="P1"/>
              <text:p text:style-name="P1"><text:span text:style-name="T1">The author page must show all the albums of this autor.</text:span></text:p>
            </office:annotation>
            <text:p>Show Author Info</text:p>
          </table:table-cell>
          <table:table-cell table:number-columns-repeated="254"/>
        </table:table-row>
        <table:table-row table:style-name="ro2">
          <table:table-cell/>
          <table:table-cell office:value-type="string">
            <office:annotation draw:style-name="gr22" draw:text-style-name="P1" svg:width="3.387cm" svg:height="5.604cm" svg:x="3.784cm" svg:y="1.535cm" draw:caption-point-x="6.392cm" draw:caption-point-y="0.697cm">
              <dc:date>2014-09-23T00:00:00</dc:date>
              <text:p text:style-name="P1"><text:span text:style-name="T1">Check the youtube plugin clicking on the youtube button. Check that appears some youtube videos (is possible that messic can't find anything for that author).</text:span></text:p>
              <text:p text:style-name="P1"/>
              <text:p text:style-name="P1"><text:span text:style-name="T1">Try to watch the videos.</text:span></text:p>
            </office:annotation>
            <text:p>Test Youtube Plugin</text:p>
          </table:table-cell>
          <table:table-cell table:number-columns-repeated="254"/>
        </table:table-row>
        <table:table-row table:style-name="ro2">
          <table:table-cell/>
          <table:table-cell office:value-type="string">
            <office:annotation draw:style-name="gr8" draw:text-style-name="P1" svg:width="3.387cm" svg:height="4.346cm" svg:x="3.784cm" svg:y="1.985cm" draw:caption-point-x="6.392cm" draw:caption-point-y="0.803cm">
              <dc:date>2014-09-23T00:00:00</dc:date>
              <text:p text:style-name="P1"><text:span text:style-name="T1">Test the Discogs plugin clicking on the discogs button. Check if there appears some albums for that author. (maybe messic can't find anything)</text:span></text:p>
            </office:annotation>
            <text:p>Test Discogs Plugin</text:p>
          </table:table-cell>
          <table:table-cell table:number-columns-repeated="254"/>
        </table:table-row>
        <table:table-row table:style-name="ro5">
          <table:table-cell/>
          <table:table-cell office:value-type="string">
            <office:annotation draw:style-name="gr23" draw:text-style-name="P1" svg:width="2.899cm" svg:height="2.966cm" svg:x="10.786cm" svg:y="1.833cm" draw:caption-point-x="-0.61cm" draw:caption-point-y="1.51cm">
              <dc:date>2014-09-23T00:00:00</dc:date>
              <text:p text:style-name="P1">click on duck duck go plugin, and try to get some images. Click on the images to show them.</text:p>
            </office:annotation>
            <text:p>Test Duck Duck Go Plugin</text:p>
          </table:table-cell>
          <table:table-cell table:number-columns-repeated="254"/>
        </table:table-row>
        <table:table-row table:style-name="ro3">
          <table:table-cell/>
          <table:table-cell office:value-type="string">
            <text:p>Test Wikipedia plugin</text:p>
          </table:table-cell>
          <table:table-cell table:number-columns-repeated="254"/>
        </table:table-row>
        <table:table-row table:style-name="ro3">
          <table:table-cell/>
          <table:table-cell office:value-type="string">
            <office:annotation draw:style-name="gr8" draw:text-style-name="P1" svg:width="3.387cm" svg:height="4.346cm" svg:x="3.784cm" svg:y="3.464cm" draw:caption-point-x="6.392cm" draw:caption-point-y="1.121cm">
              <dc:date>2014-09-23T00:00:00</dc:date>
              <text:p text:style-name="P1"><text:span text:style-name="T1">Add an album to the queue playlist from the author page. Click on the add button (over the cover), and check the queue playlist. Check that these songs can be played.</text:span></text:p>
            </office:annotation>
            <text:p>Add Album</text:p>
          </table:table-cell>
          <table:table-cell table:style-name="ce7"/>
          <table:table-cell table:number-columns-repeated="253"/>
        </table:table-row>
        <table:table-row table:style-name="ro2">
          <table:table-cell/>
          <table:table-cell office:value-type="string">
            <office:annotation draw:style-name="gr1" draw:text-style-name="P1" svg:width="3.387cm" svg:height="3.161cm" svg:x="3.784cm" svg:y="3.786cm" draw:caption-point-x="6.392cm" draw:caption-point-y="1.226cm">
              <dc:date>2014-09-23T00:00:00</dc:date>
              <text:p text:style-name="P1"><text:span text:style-name="T1">Add some songs clicking on them. Check that they are added to the queue list and can be played.</text:span></text:p>
            </office:annotation>
            <text:p>Add Song</text:p>
          </table:table-cell>
          <table:table-cell table:number-columns-repeated="254"/>
        </table:table-row>
        <table:table-row table:style-name="ro2">
          <table:table-cell/>
          <table:table-cell office:value-type="string">
            <office:annotation draw:style-name="gr5" draw:text-style-name="P1" svg:width="3.387cm" svg:height="3.951cm" svg:x="3.784cm" svg:y="4.235cm" draw:caption-point-x="6.392cm" draw:caption-point-y="1.333cm">
              <dc:date>2014-09-23T00:00:00</dc:date>
              <text:p text:style-name="P1"><text:span text:style-name="T1">Remove the author with the remove button (top menu, next the author name). If you remove it, the author, and all their albums should dissapear. Check it.</text:span></text:p>
            </office:annotation>
            <text:p>Remove Author</text:p>
          </table:table-cell>
          <table:table-cell table:number-columns-repeated="254"/>
        </table:table-row>
      </table:table>
      <table:table table:name="DLNA" table:style-name="ta11" table:print="false">
        <office:forms form:automatic-focus="false" form:apply-design-mode="false"/>
        <table:table-column table:style-name="co32" table:default-cell-style-name="Default"/>
        <table:table-column table:style-name="co1" table:number-columns-repeated="2" table:default-cell-style-name="Default"/>
        <table:table-column table:style-name="co33" table:default-cell-style-name="Default"/>
        <table:table-column table:style-name="co1" table:number-columns-repeated="252" table:default-cell-style-name="Default"/>
        <table:table-row table:style-name="ro1">
          <table:table-cell table:number-columns-repeated="256"/>
        </table:table-row>
        <table:table-row table:style-name="ro2">
          <table:table-cell table:number-columns-repeated="4"/>
          <table:table-cell table:style-name="ce9" office:value-type="string">
            <text:p>type</text:p>
          </table:table-cell>
          <table:table-cell table:style-name="ce9" office:value-type="string">
            <text:p>brand</text:p>
          </table:table-cell>
          <table:table-cell table:style-name="ce9" office:value-type="string">
            <text:p>model</text:p>
          </table:table-cell>
          <table:table-cell table:number-columns-repeated="249"/>
        </table:table-row>
        <table:table-row table:style-name="ro2">
          <table:table-cell table:number-columns-repeated="3"/>
          <table:table-cell table:style-name="ce8" office:value-type="string">
            <text:p>DLNA device</text:p>
          </table:table-cell>
          <table:table-cell table:number-columns-repeated="252"/>
        </table:table-row>
        <table:table-row table:style-name="ro2">
          <table:table-cell table:number-columns-repeated="3"/>
          <table:table-cell table:style-name="ce8" office:value-type="string">
            <text:p>DLNA device</text:p>
          </table:table-cell>
          <table:table-cell table:number-columns-repeated="252"/>
        </table:table-row>
        <table:table-row table:style-name="ro2">
          <table:table-cell table:number-columns-repeated="3"/>
          <table:table-cell table:style-name="ce8" office:value-type="string">
            <text:p>DLNA device</text:p>
          </table:table-cell>
          <table:table-cell table:number-columns-repeated="252"/>
        </table:table-row>
        <table:table-row table:style-name="ro2">
          <table:table-cell table:number-columns-repeated="3"/>
          <table:table-cell table:style-name="ce8" office:value-type="string">
            <text:p>DLNA device</text:p>
          </table:table-cell>
          <table:table-cell table:number-columns-repeated="252"/>
        </table:table-row>
        <table:table-row table:style-name="ro2">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3"/>
        </table:table-row>
        <table:table-row table:style-name="ro2">
          <table:table-cell table:style-name="ce6" office:value-type="string">
            <office:annotation draw:style-name="gr12" draw:text-style-name="P1" svg:width="3.387cm" svg:height="3.556cm" svg:x="2.09cm" svg:y="2.884cm" draw:caption-point-x="6.71cm" draw:caption-point-y="1.015cm">
              <dc:date>2014-09-23T00:00:00</dc:date>
              <text:p text:style-name="P1"><text:span text:style-name="T1">Activate the DLNA configuration on the settings page. You must activate both, the admin dlna settings, and the music dlna settings.</text:span></text:p>
            </office:annotation>
            <text:p>If not, activate the DLNA configuration on settings</text:p>
          </table:table-cell>
          <table:table-cell table:number-columns-repeated="255"/>
        </table:table-row>
        <table:table-row table:style-name="ro3">
          <table:table-cell table:style-name="ce6" office:value-type="string">
            <office:annotation draw:style-name="gr12" draw:text-style-name="P1" svg:width="3.387cm" svg:height="3.556cm" svg:x="2.09cm" svg:y="3.334cm" draw:caption-point-x="6.71cm" draw:caption-point-y="1.121cm">
              <dc:date>2014-09-23T00:00:00</dc:date>
              <text:p text:style-name="P1"><text:span text:style-name="T1">Check to access your music content from any DLNA compatible device at your home. Check if they can be played or not.</text:span></text:p>
            </office:annotation>
            <text:p>Test to access content through DLNA protocol</text:p>
          </table:table-cell>
          <table:table-cell table:number-columns-repeated="255"/>
        </table:table-row>
        <table:table-row table:style-name="ro2">
          <table:table-cell table:style-name="ce6" office:value-type="string">
            <office:annotation draw:style-name="gr9" draw:text-style-name="P1" svg:width="5.657cm" svg:height="5.926cm" svg:x="2.09cm" svg:y="3.655cm" draw:caption-point-x="6.71cm" draw:caption-point-y="1.226cm">
              <dc:date>2014-09-23T00:00:00</dc:date>
              <text:p text:style-name="P1"><text:span text:style-name="T1">uncheck the DLNA option from the settings page, at the music menu section. (but enable it from the admin section).</text:span></text:p>
              <text:p text:style-name="P1"><text:span text:style-name="T1">In this mode, messic shouldn't allow to share the user music from dlna, but you could share music from other users.</text:span></text:p>
              <text:p text:style-name="P1"><text:span text:style-name="T1">Check it.</text:span></text:p>
            </office:annotation>
            <text:p>Deactivate DLNA for the user</text:p>
          </table:table-cell>
          <table:table-cell table:number-columns-repeated="255"/>
        </table:table-row>
        <table:table-row table:style-name="ro2">
          <table:table-cell table:style-name="ce6" office:value-type="string">
            <office:annotation draw:style-name="gr12" draw:text-style-name="P1" svg:width="3.387cm" svg:height="3.556cm" svg:x="2.09cm" svg:y="4.104cm" draw:caption-point-x="6.71cm" draw:caption-point-y="1.333cm">
              <dc:date>2014-09-23T00:00:00</dc:date>
              <text:p text:style-name="P1"><text:span text:style-name="T1">Deactivate DLNA from admin settings. (Activate again from the music section). In this mode, any user could share their music. Check it.</text:span></text:p>
            </office:annotation>
            <text:p>Deactivate DLNA from admin settings</text:p>
          </table:table-cell>
          <table:table-cell table:number-columns-repeated="255"/>
        </table:table-row>
      </table:table>
      <table:table table:name="Rate" table:style-name="ta12" table:print="false">
        <office:forms form:automatic-focus="false" form:apply-design-mode="false"/>
        <table:table-column table:style-name="co1" table:default-cell-style-name="Default"/>
        <table:table-column table:style-name="co34" table:default-cell-style-name="ce6"/>
        <table:table-column table:style-name="co1" table:default-cell-style-name="Default"/>
        <table:table-column table:style-name="co31" table:default-cell-style-name="Default"/>
        <table:table-column table:style-name="co1" table:number-columns-repeated="252" table:default-cell-style-name="Default"/>
        <table:table-row table:style-name="ro1">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5" draw:text-style-name="P1" svg:width="3.387cm" svg:height="3.951cm" svg:x="3.784cm" svg:y="0.635cm" draw:caption-point-x="7.344cm" draw:caption-point-y="0.486cm">
              <dc:date>2014-09-23T00:00:00</dc:date>
              <text:p text:style-name="P1"><text:span text:style-name="T1">Rate a song from the main page, from the queue list, and from the album page. Check that it is rated. (maybe you need to exit and enter again to check it)</text:span></text:p>
            </office:annotation>
            <text:p>Rate a Song</text:p>
          </table:table-cell>
          <table:table-cell table:number-columns-repeated="254"/>
        </table:table-row>
        <table:table-row table:style-name="ro2">
          <table:table-cell table:number-columns-repeated="256"/>
        </table:table-row>
      </table:table>
      <table:table table:name="settings page" table:style-name="ta13" table:print="false">
        <office:forms form:automatic-focus="false" form:apply-design-mode="false"/>
        <table:table-column table:style-name="co1" table:default-cell-style-name="Default"/>
        <table:table-column table:style-name="co35" table:default-cell-style-name="Default"/>
        <table:table-column table:style-name="co1" table:number-columns-repeated="254" table:default-cell-style-name="Default"/>
        <table:table-row table:style-name="ro1" table:number-rows-repeated="2">
          <table:table-cell table:number-columns-repeated="256"/>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table:style-name="ce6"/>
          <table:table-cell table:number-columns-repeated="254"/>
        </table:table-row>
        <table:table-row table:style-name="ro2">
          <table:table-cell/>
          <table:table-cell table:style-name="ce6"/>
          <table:table-cell table:number-columns-repeated="254"/>
        </table:table-row>
      </table:table>
      <table:table table:name="about page" table:style-name="ta14" table:print="false">
        <office:forms form:automatic-focus="false" form:apply-design-mode="false"/>
        <table:table-column table:style-name="co1" table:default-cell-style-name="Default"/>
        <table:table-column table:style-name="co29" table:default-cell-style-name="ce6"/>
        <table:table-column table:style-name="co1" table:default-cell-style-name="Default"/>
        <table:table-column table:style-name="co36" table:default-cell-style-name="Default"/>
        <table:table-column table:style-name="co1" table:number-columns-repeated="252" table:default-cell-style-name="Default"/>
        <table:table-row table:style-name="ro1">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10" draw:text-style-name="P1" svg:width="3.387cm" svg:height="2.766cm" svg:x="3.784cm" svg:y="0.635cm" draw:caption-point-x="6.392cm" draw:caption-point-y="0.486cm">
              <dc:date>2014-09-23T00:00:00</dc:date>
              <text:p text:style-name="P1"><text:span text:style-name="T1">Check that clicking on the about messic menu, there appears a tape with basic information</text:span></text:p>
            </office:annotation>
            <text:p>About Messic</text:p>
          </table:table-cell>
          <table:table-cell table:number-columns-repeated="254"/>
        </table:table-row>
        <table:table-row table:style-name="ro2">
          <table:table-cell/>
          <table:table-cell office:value-type="string">
            <office:annotation draw:style-name="gr7" draw:text-style-name="P1" svg:width="3.387cm" svg:height="2.371cm" svg:x="3.784cm" svg:y="1.085cm" draw:caption-point-x="6.392cm" draw:caption-point-y="0.591cm">
              <dc:date>2014-09-23T00:00:00</dc:date>
              <text:p text:style-name="P1"><text:span text:style-name="T1">Check that clicking over the FAQ menu, there appears the faq section.</text:span></text:p>
            </office:annotation>
            <text:p>FAQ</text:p>
          </table:table-cell>
          <table:table-cell table:number-columns-repeated="254"/>
        </table:table-row>
        <table:table-row table:style-name="ro2">
          <table:table-cell/>
          <table:table-cell office:value-type="string">
            <office:annotation draw:style-name="gr1" draw:text-style-name="P1" svg:width="3.387cm" svg:height="3.161cm" svg:x="3.784cm" svg:y="1.535cm" draw:caption-point-x="6.392cm" draw:caption-point-y="0.697cm">
              <dc:date>2014-09-23T00:00:00</dc:date>
              <text:p text:style-name="P1"><text:span text:style-name="T1">Check that clicking over the messic Check update, there appears the check update information. (no update available)</text:span></text:p>
            </office:annotation>
            <text:p>Messic Check Update</text:p>
          </table:table-cell>
          <table:table-cell table:number-columns-repeated="254"/>
        </table:table-row>
        <table:table-row table:style-name="ro2">
          <table:table-cell/>
          <table:table-cell office:value-type="string">
            <office:annotation draw:style-name="gr12" draw:text-style-name="P1" svg:width="3.387cm" svg:height="3.556cm" svg:x="3.784cm" svg:y="1.985cm" draw:caption-point-x="6.392cm" draw:caption-point-y="0.803cm">
              <dc:date>2014-09-23T00:00:00</dc:date>
              <text:p text:style-name="P1"><text:span text:style-name="T1">Check that clicking over the contributors menu, there appears the contributors information.. (included third contributors)</text:span></text:p>
            </office:annotation>
            <text:p>Contributors</text:p>
          </table:table-cell>
          <table:table-cell table:number-columns-repeated="254"/>
        </table:table-row>
        <table:table-row table:style-name="ro2">
          <table:table-cell/>
          <table:table-cell office:value-type="string">
            <office:annotation draw:style-name="gr7" draw:text-style-name="P1" svg:width="3.387cm" svg:height="2.371cm" svg:x="3.784cm" svg:y="2.434cm" draw:caption-point-x="6.392cm" draw:caption-point-y="0.909cm">
              <dc:date>2014-09-23T00:00:00</dc:date>
              <text:p text:style-name="P1"><text:span text:style-name="T1">Check that clicking over the license menu, there appears the gplv3 license.</text:span></text:p>
            </office:annotation>
            <text:p>License</text:p>
          </table:table-cell>
          <table:table-cell table:number-columns-repeated="254"/>
        </table:table-row>
        <table:table-row table:style-name="ro2">
          <table:table-cell/>
          <table:table-cell office:value-type="string">
            <office:annotation draw:style-name="gr10" draw:text-style-name="P1" svg:width="3.387cm" svg:height="2.766cm" svg:x="3.784cm" svg:y="2.884cm" draw:caption-point-x="6.392cm" draw:caption-point-y="1.015cm">
              <dc:date>2014-09-23T00:00:00</dc:date>
              <text:p text:style-name="P1"><text:span text:style-name="T1">Check that clicking over the api for messic, there appears the messic api.</text:span></text:p>
            </office:annotation>
            <text:p>API for Messic</text:p>
          </table:table-cell>
          <table:table-cell table:number-columns-repeated="254"/>
        </table:table-row>
      </table:table>
      <table:table table:name="Other" table:style-name="ta15" table:print="false">
        <office:forms form:automatic-focus="false" form:apply-design-mode="false"/>
        <table:table-column table:style-name="co1" table:default-cell-style-name="Default"/>
        <table:table-column table:style-name="co37" table:default-cell-style-name="ce6"/>
        <table:table-column table:style-name="co1" table:number-columns-repeated="254" table:default-cell-style-name="Default"/>
        <table:table-row table:style-name="ro1" table:number-rows-repeated="3">
          <table:table-cell/>
          <table:table-cell table:style-name="Default"/>
          <table:table-cell table:number-columns-repeated="254"/>
        </table:table-row>
        <table:table-row table:style-name="ro2">
          <table:table-cell/>
          <table:table-cell table:style-name="ce5" office:value-type="string">
            <text:p>Test</text:p>
          </table:table-cell>
          <table:table-cell table:style-name="ce5" office:value-type="string">
            <text:p>Result</text:p>
          </table:table-cell>
          <table:table-cell table:style-name="ce5" office:value-type="string">
            <text:p>Comments</text:p>
          </table:table-cell>
          <table:table-cell table:number-columns-repeated="252"/>
        </table:table-row>
        <table:table-row table:style-name="ro2">
          <table:table-cell/>
          <table:table-cell office:value-type="string">
            <office:annotation draw:style-name="gr6" draw:text-style-name="P1" svg:width="3.387cm" svg:height="4.741cm" svg:x="3.784cm" svg:y="1.535cm" draw:caption-point-x="7.583cm" draw:caption-point-y="0.697cm">
              <dc:date>2014-09-23T00:00:00</dc:date>
              <text:p text:style-name="P1"><text:span text:style-name="T1">open the configured music folder. Check that everything is ok (the folder must contain a user name folder, after, all the authors name folder, and after all the albums, and finally all the songs.)</text:span></text:p>
            </office:annotation>
            <text:p>open Music Folder</text:p>
          </table:table-cell>
          <table:table-cell table:number-columns-repeated="254"/>
        </table:table-row>
        <table:table-row table:style-name="ro2">
          <table:table-cell/>
          <table:table-cell office:value-type="string">
            <office:annotation draw:style-name="gr7" draw:text-style-name="P1" svg:width="3.387cm" svg:height="2.371cm" svg:x="3.784cm" svg:y="1.985cm" draw:caption-point-x="7.583cm" draw:caption-point-y="0.803cm">
              <dc:date>2014-09-23T00:00:00</dc:date>
              <text:p text:style-name="P1"><text:span text:style-name="T1">Check that the version number appears correctly (top right)</text:span></text:p>
            </office:annotation>
            <text:p>Check Version Number</text:p>
          </table:table-cell>
          <table:table-cell table:number-columns-repeated="254"/>
        </table:table-row>
        <table:table-row table:style-name="ro2">
          <table:table-cell/>
          <table:table-cell office:value-type="string">
            <office:annotation draw:style-name="gr18" draw:text-style-name="P1" svg:width="3.387cm" svg:height="5.531cm" svg:x="3.784cm" svg:y="2.434cm" draw:caption-point-x="7.583cm" draw:caption-point-y="0.909cm">
              <dc:date>2014-09-23T00:00:00</dc:date>
              <text:p text:style-name="P1"><text:span text:style-name="T1">Messic allows to create multiple users at the same server. Try to test it, and check if they see only their music (without sharing by the moment). Check at the music folder that they have different spaces for their stored music.</text:span></text:p>
              <text:p text:style-name="P1"><text:span text:style-name="T1"/></text:p>
            </office:annotation>
            <text:p>Multiuser Capabilities</text:p>
          </table:table-cell>
          <table:table-cell table:number-columns-repeated="254"/>
        </table:table-row>
        <table:table-row table:style-name="ro2">
          <table:table-cell/>
          <table:table-cell office:value-type="string">
            <office:annotation draw:style-name="gr1" draw:text-style-name="P1" svg:width="3.387cm" svg:height="3.161cm" svg:x="3.784cm" svg:y="2.884cm" draw:caption-point-x="7.583cm" draw:caption-point-y="1.015cm">
              <dc:date>2014-09-23T00:00:00</dc:date>
              <text:p text:style-name="P1"><text:span text:style-name="T1">Try to open messic in different languages and watch if the text change (v1.0 only have english and spanish)</text:span></text:p>
            </office:annotation>
            <text:p>Multilanguage test</text:p>
          </table:table-cell>
          <table:table-cell table:number-columns-repeated="25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8"/>
    <style:style style:name="Currency_20__5b_0_5d_" style:display-name="Currency [0]" style:family="table-cell" style:parent-style-name="Default" style:data-style-name="N112"/>
    <style:style style:name="Comma" style:family="table-cell" style:parent-style-name="Default" style:data-style-name="N115"/>
    <style:style style:name="Comma_20__5b_0_5d_" style:display-name="Comma [0]" style:family="table-cell" style:parent-style-name="Default" style:data-style-name="N108"/>
    <draw:marker draw:name="Arrowheads_20_1" draw:display-name="Arrowheads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ain_20_Form" style:display-name="PageStyle_Main Form" style:page-layout-name="Mpm3">
      <style:header style:display="false"/>
      <style:header-left style:display="false"/>
      <style:footer style:display="false"/>
      <style:footer-left style:display="false"/>
    </style:master-page>
    <style:master-page style:name="PageStyle_5f_Messic_20_Monitor" style:display-name="PageStyle_Messic Monitor" style:page-layout-name="Mpm3">
      <style:header style:display="false"/>
      <style:header-left style:display="false"/>
      <style:footer style:display="false"/>
      <style:footer-left style:display="false"/>
    </style:master-page>
    <style:master-page style:name="PageStyle_5f_First_20_Launch" style:display-name="PageStyle_First Launch"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new_20_user" style:display-name="PageStyle_new user" style:page-layout-name="Mpm3">
      <style:header style:display="false"/>
      <style:header-left style:display="false"/>
      <style:footer style:display="false"/>
      <style:footer-left style:display="false"/>
    </style:master-page>
    <style:master-page style:name="PageStyle_5f_Upload_20_Album" style:display-name="PageStyle_Upload Album" style:page-layout-name="Mpm3">
      <style:header style:display="false"/>
      <style:header-left style:display="false"/>
      <style:footer style:display="false"/>
      <style:footer-left style:display="false"/>
    </style:master-page>
    <style:master-page style:name="PageStyle_5f_Explore_20_Albums" style:display-name="PageStyle_Explore Albums" style:page-layout-name="Mpm3">
      <style:header style:display="false"/>
      <style:header-left style:display="false"/>
      <style:footer style:display="false"/>
      <style:footer-left style:display="false"/>
    </style:master-page>
    <style:master-page style:name="PageStyle_5f_Playlists" style:display-name="PageStyle_Playlists" style:page-layout-name="Mpm3">
      <style:header style:display="false"/>
      <style:header-left style:display="false"/>
      <style:footer style:display="false"/>
      <style:footer-left style:display="false"/>
    </style:master-page>
    <style:master-page style:name="PageStyle_5f_Album_20_Info" style:display-name="PageStyle_Album Info" style:page-layout-name="Mpm3">
      <style:header style:display="false"/>
      <style:header-left style:display="false"/>
      <style:footer style:display="false"/>
      <style:footer-left style:display="false"/>
    </style:master-page>
    <style:master-page style:name="PageStyle_5f_Author_20_Info" style:display-name="PageStyle_Author Info" style:page-layout-name="Mpm3">
      <style:header style:display="false"/>
      <style:header-left style:display="false"/>
      <style:footer style:display="false"/>
      <style:footer-left style:display="false"/>
    </style:master-page>
    <style:master-page style:name="PageStyle_5f_DLNA" style:display-name="PageStyle_DLNA" style:page-layout-name="Mpm3">
      <style:header style:display="false"/>
      <style:header-left style:display="false"/>
      <style:footer style:display="false"/>
      <style:footer-left style:display="false"/>
    </style:master-page>
    <style:master-page style:name="PageStyle_5f_Rate" style:display-name="PageStyle_Rate"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about_20_page" style:display-name="PageStyle_about page"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23T21:31:55</dc:date>
    <dc:creator>spheras </dc:creator>
    <meta:editing-duration>PT13M30S</meta:editing-duration>
    <meta:editing-cycles>3</meta:editing-cycles>
    <meta:generator>LibreOffice/3.5$Linux_X86_64 LibreOffice_project/350m1$Build-2</meta:generator>
    <meta:document-statistic meta:table-count="15" meta:cell-count="140" meta:object-count="0"/>
  </office:meta>
</office:document-meta>
</file>